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Formula-3/settings.xml" manifest:media-type="text/xml"/>
  <manifest:file-entry manifest:full-path="Formula-3/content.xml" manifest:media-type="text/xml"/>
  <manifest:file-entry manifest:full-path="Formula-3/" manifest:version="1.2" manifest:media-type="application/vnd.oasis.opendocument.formula"/>
  <manifest:file-entry manifest:full-path="Pictures/100000010000003000000030228F29B28C2DAA3A.png" manifest:media-type="image/png"/>
  <manifest:file-entry manifest:full-path="Pictures/100000010000009400000034861429713F6EE8C8.png" manifest:media-type="image/png"/>
  <manifest:file-entry manifest:full-path="meta.xml" manifest:media-type="text/xml"/>
  <manifest:file-entry manifest:full-path="Formula-1/settings.xml" manifest:media-type="text/xml"/>
  <manifest:file-entry manifest:full-path="Formula-1/content.xml" manifest:media-type="text/xml"/>
  <manifest:file-entry manifest:full-path="Formula-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5.503cm" style:rel-column-width="21845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4.856cm" style:rel-column-width="19274*"/>
    </style:style>
    <style:style style:name="Table2.B" style:family="table-column">
      <style:table-column-properties style:column-width="11.654cm" style:rel-column-width="46261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Preformatted_20_Text" style:list-style-name="L3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wrap="none" style:vertical-pos="middle" style:vertical-rel="paragraph-content" style:horizontal-pos="center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min-label-width="1.016cm"/>
      </text:list-level-style-bullet>
      <text:list-level-style-bullet text:level="2" text:style-name="Bullet_20_Symbols" loext:num-list-format="%2%." style:num-suffix="." text:bullet-char="◦">
        <style:list-level-properties text:space-before="1.016cm" text:min-label-width="1.016cm"/>
      </text:list-level-style-bullet>
      <text:list-level-style-bullet text:level="3" text:style-name="Bullet_20_Symbols" loext:num-list-format="%3%." style:num-suffix="." text:bullet-char="▪">
        <style:list-level-properties text:space-before="2.032cm" text:min-label-width="1.016cm"/>
      </text:list-level-style-bullet>
      <text:list-level-style-bullet text:level="4" text:style-name="Bullet_20_Symbols" loext:num-list-format="%4%." style:num-suffix="." text:bullet-char="•">
        <style:list-level-properties text:space-before="3.048cm" text:min-label-width="1.016cm"/>
      </text:list-level-style-bullet>
      <text:list-level-style-bullet text:level="5" text:style-name="Bullet_20_Symbols" loext:num-list-format="%5%." style:num-suffix="." text:bullet-char="◦">
        <style:list-level-properties text:space-before="4.064cm" text:min-label-width="1.016cm"/>
      </text:list-level-style-bullet>
      <text:list-level-style-bullet text:level="6" text:style-name="Bullet_20_Symbols" loext:num-list-format="%6%." style:num-suffix="." text:bullet-char="▪">
        <style:list-level-properties text:space-before="5.08cm" text:min-label-width="1.016cm"/>
      </text:list-level-style-bullet>
      <text:list-level-style-bullet text:level="7" text:style-name="Bullet_20_Symbols" loext:num-list-format="%7%." style:num-suffix="." text:bullet-char="•">
        <style:list-level-properties text:space-before="6.096cm" text:min-label-width="1.016cm"/>
      </text:list-level-style-bullet>
      <text:list-level-style-bullet text:level="8" text:style-name="Bullet_20_Symbols" loext:num-list-format="%8%." style:num-suffix="." text:bullet-char="◦">
        <style:list-level-properties text:space-before="7.112cm" text:min-label-width="1.016cm"/>
      </text:list-level-style-bullet>
      <text:list-level-style-bullet text:level="9" text:style-name="Bullet_20_Symbols" loext:num-list-format="%9%." style:num-suffix="." text:bullet-char="▪">
        <style:list-level-properties text:space-before="8.128cm" text:min-label-width="1.016cm"/>
      </text:list-level-style-bullet>
      <text:list-level-style-bullet text:level="10" text:style-name="Bullet_20_Symbols" loext:num-list-format="%10%." style:num-suffix="." text:bullet-char="•">
        <style:list-level-properties text:space-before="9.144cm" text:min-label-width="1.016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min-label-width="1.016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min-label-width="1.016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min-label-width="1.016cm"/>
      </text:list-level-style-bullet>
      <text:list-level-style-bullet text:level="2" text:style-name="Bullet_20_Symbols" loext:num-list-format="%2%." style:num-suffix="." text:bullet-char="◦">
        <style:list-level-properties text:space-before="1.016cm" text:min-label-width="1.016cm"/>
      </text:list-level-style-bullet>
      <text:list-level-style-bullet text:level="3" text:style-name="Bullet_20_Symbols" loext:num-list-format="%3%." style:num-suffix="." text:bullet-char="▪">
        <style:list-level-properties text:space-before="2.032cm" text:min-label-width="1.016cm"/>
      </text:list-level-style-bullet>
      <text:list-level-style-bullet text:level="4" text:style-name="Bullet_20_Symbols" loext:num-list-format="%4%." style:num-suffix="." text:bullet-char="•">
        <style:list-level-properties text:space-before="3.048cm" text:min-label-width="1.016cm"/>
      </text:list-level-style-bullet>
      <text:list-level-style-bullet text:level="5" text:style-name="Bullet_20_Symbols" loext:num-list-format="%5%." style:num-suffix="." text:bullet-char="◦">
        <style:list-level-properties text:space-before="4.064cm" text:min-label-width="1.016cm"/>
      </text:list-level-style-bullet>
      <text:list-level-style-bullet text:level="6" text:style-name="Bullet_20_Symbols" loext:num-list-format="%6%." style:num-suffix="." text:bullet-char="▪">
        <style:list-level-properties text:space-before="5.08cm" text:min-label-width="1.016cm"/>
      </text:list-level-style-bullet>
      <text:list-level-style-bullet text:level="7" text:style-name="Bullet_20_Symbols" loext:num-list-format="%7%." style:num-suffix="." text:bullet-char="•">
        <style:list-level-properties text:space-before="6.096cm" text:min-label-width="1.016cm"/>
      </text:list-level-style-bullet>
      <text:list-level-style-bullet text:level="8" text:style-name="Bullet_20_Symbols" loext:num-list-format="%8%." style:num-suffix="." text:bullet-char="◦">
        <style:list-level-properties text:space-before="7.112cm" text:min-label-width="1.016cm"/>
      </text:list-level-style-bullet>
      <text:list-level-style-bullet text:level="9" text:style-name="Bullet_20_Symbols" loext:num-list-format="%9%." style:num-suffix="." text:bullet-char="▪">
        <style:list-level-properties text:space-before="8.128cm" text:min-label-width="1.016cm"/>
      </text:list-level-style-bullet>
      <text:list-level-style-bullet text:level="10" text:style-name="Bullet_20_Symbols" loext:num-list-format="%10%." style:num-suffix="." text:bullet-char="•">
        <style:list-level-properties text:space-before="9.144cm" text:min-label-width="1.016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an-h1-header"/>An h1 header<text:bookmark-end text:name="an-h1-header"/></text:h>
      <text:p text:style-name="First_20_paragraph">Paragraphs are separated by a blank line.</text:p>
      <text:p text:style-name="Text_20_body">2nd paragraph. <text:span text:style-name="T1">Italic</text:span>, <text:span text:style-name="T2">bold</text:span>, and <text:span text:style-name="Source_5f_Text">monospace</text:span>. Itemized lists look like:</text:p>
      <text:list xml:id="list3899038205" text:style-name="L1">
        <text:list-item>
          <text:p text:style-name="P4">this one</text:p>
        </text:list-item>
        <text:list-item>
          <text:p text:style-name="P4">that one</text:p>
        </text:list-item>
        <text:list-item>
          <text:p text:style-name="P4">the other one</text:p>
        </text:list-item>
      </text:list>
      <text:p text:style-name="First_20_paragraph">Note that — not considering the asterisk — the actual text content starts at 4-columns in.</text:p>
      <text:p text:style-name="P2">Block quotes are written like so.</text:p>
      <text:p text:style-name="P2">They can span multiple paragraphs, if you like.</text:p>
      <text:p text:style-name="First_20_paragraph">Use 3 dashes for an em-dash. Use 2 dashes for ranges (ex., “it’s all in chapters 12–14”). Three dots … will be converted to an ellipsis. Unicode is supported. ☺</text:p>
      <text:h text:style-name="Heading_20_2" text:outline-level="2"><text:bookmark-start text:name="an-h2-header"/>An h2 header<text:bookmark-end text:name="an-h2-header"/></text:h>
      <text:p text:style-name="First_20_paragraph">Here’s a numbered list:</text:p>
      <text:list xml:id="list3564835459" text:style-name="L2">
        <text:list-item>
          <text:p text:style-name="P5">first item</text:p>
        </text:list-item>
        <text:list-item>
          <text:p text:style-name="P5">second item</text:p>
        </text:list-item>
        <text:list-item>
          <text:p text:style-name="P5">third item</text:p>
        </text:list-item>
      </text:list>
      <text:p text:style-name="First_20_paragraph">Note again how the actual text starts at 4 columns in (4 characters from the left side). Here’s a code sample:</text:p>
      <text:p text:style-name="Preformatted_20_Text"># Let me re-iterate ...</text:p>
      <text:p text:style-name="Preformatted_20_Text">for i in 1 .. 10 { do-something(i) }</text:p>
      <text:p text:style-name="First_20_paragraph">As you probably guessed, indented 4 spaces. By the way, instead of indenting the block, you can use delimited blocks, if you like:</text:p>
      <text:p text:style-name="Preformatted_20_Text">define foobar() {</text:p>
      <text:p text:style-name="Preformatted_20_Text"><text:s text:c="4"/>print "Welcome to flavor country!";</text:p>
      <text:p text:style-name="Preformatted_20_Text">}</text:p>
      <text:p text:style-name="First_20_paragraph">(which makes copying &amp; pasting easier). You can optionally mark the delimited block for Pandoc to syntax highlight it:</text:p>
      <text:p text:style-name="Preformatted_20_Text">import time</text:p>
      <text:p text:style-name="Preformatted_20_Text"># Quick, count to ten!</text:p>
      <text:p text:style-name="Preformatted_20_Text">for i in range(10):</text:p>
      <text:p text:style-name="Preformatted_20_Text"><text:s text:c="4"/># (but not *too* quick)</text:p>
      <text:p text:style-name="Preformatted_20_Text"><text:s text:c="4"/>time.sleep(0.5)</text:p>
      <text:p text:style-name="Preformatted_20_Text"><text:s text:c="4"/>print i</text:p>
      <text:h text:style-name="Heading_20_3" text:outline-level="3"><text:bookmark-start text:name="an-h3-header"/>An h3 header<text:bookmark-end text:name="an-h3-header"/></text:h>
      <text:p text:style-name="First_20_paragraph">Now a nested list:</text:p>
      <text:list xml:id="list525183690" text:style-name="L3">
        <text:list-item>
          <text:p text:style-name="P6">First, get these ingredients:</text:p>
          <text:list text:style-name="L4">
            <text:list-item>
              <text:p text:style-name="P7"><text:soft-page-break/>carrots</text:p>
            </text:list-item>
            <text:list-item>
              <text:p text:style-name="P7">celery</text:p>
            </text:list-item>
            <text:list-item>
              <text:p text:style-name="P7">lentils</text:p>
            </text:list-item>
          </text:list>
        </text:list-item>
        <text:list-item>
          <text:p text:style-name="P6">Boil some water.</text:p>
        </text:list-item>
        <text:list-item>
          <text:p text:style-name="P6">Dump everything in the pot and follow this algorithm:</text:p>
          <text:p text:style-name="P3">find wooden spoon</text:p>
          <text:p text:style-name="P3">uncover pot</text:p>
          <text:p text:style-name="P3">stir</text:p>
          <text:p text:style-name="P3">cover pot</text:p>
          <text:p text:style-name="P3">balance wooden spoon precariously on pot handle</text:p>
          <text:p text:style-name="P3">wait 10 minutes</text:p>
          <text:p text:style-name="P3">goto first step (or shut off burner when done)</text:p>
          <text:p text:style-name="P6">Do not bump wooden spoon or it will fall.</text:p>
        </text:list-item>
      </text:list>
      <text:p text:style-name="First_20_paragraph">Notice again how text always lines up on 4-space indents (including that last line which continues item 3 above).</text:p>
      <text:p text:style-name="Text_20_body">Here’s a link to <text:a xlink:type="simple" xlink:href="http://foo.bar/" text:style-name="Internet_20_link" text:visited-style-name="Visited_20_Internet_20_Link"><text:span text:style-name="Definition">a website</text:span></text:a>, to a <text:a xlink:type="simple" xlink:href="local-doc.html" text:style-name="Internet_20_link" text:visited-style-name="Visited_20_Internet_20_Link"><text:span text:style-name="Definition">local doc</text:span></text:a>, and to a <text:a xlink:type="simple" xlink:href="#an-h2-header" text:style-name="Internet_20_link" text:visited-style-name="Visited_20_Internet_20_Link"><text:span text:style-name="Definition">section heading in the current doc</text:span></text:a>. Here’s a footnote <text:note text:id="ftn1" text:note-class="footnote"><text:note-citation>1</text:note-citation><text:note-body><text:p text:style-name="Footnote">Footnote text goes here.</text:p></text:note-body></text:note>.</text:p>
      <text:p text:style-name="Text_20_body">Tables can look like this: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material</text:p>
            </table:table-cell>
            <table:table-cell table:style-name="Table1.A1" office:value-type="string">
              <text:p text:style-name="Table_20_Heading">color</text:p>
            </table:table-cell>
          </table:table-row>
        </table:table-header-rows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leather</text:p>
          </table:table-cell>
          <table:table-cell table:style-name="Table1.A1" office:value-type="string">
            <text:p text:style-name="Table_20_Contents">brown</text:p>
          </table:table-cell>
        </table:table-row>
        <table:table-row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hemp canvas</text:p>
          </table:table-cell>
          <table:table-cell table:style-name="Table1.A1" office:value-type="string">
            <text:p text:style-name="Table_20_Contents">natural</text:p>
          </table:table-cell>
        </table:table-row>
        <table:table-row>
          <table:table-cell table:style-name="Table1.A1" office:value-type="string">
            <text:p text:style-name="Table_20_Contents">11</text:p>
          </table:table-cell>
          <table:table-cell table:style-name="Table1.A1" office:value-type="string">
            <text:p text:style-name="Table_20_Contents">glass</text:p>
          </table:table-cell>
          <table:table-cell table:style-name="Table1.A1" office:value-type="string">
            <text:p text:style-name="Table_20_Contents">transparent</text:p>
          </table:table-cell>
        </table:table-row>
      </table:table>
      <text:p text:style-name="Table">Shoes, their sizes, and what they’re made of</text:p>
      <text:p text:style-name="First_20_paragraph">(The above is the caption for the table.) Pandoc also supports multi-line table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keyword</text:p>
            </table:table-cell>
            <table:table-cell table:style-name="Table2.A1" office:value-type="string">
              <text:p text:style-name="Table_20_Heading">text</text:p>
            </table:table-cell>
          </table:table-row>
        </table:table-header-rows>
        <table:table-row>
          <table:table-cell table:style-name="Table2.A1" office:value-type="string">
            <text:p text:style-name="Table_20_Contents">red</text:p>
          </table:table-cell>
          <table:table-cell table:style-name="Table2.A1" office:value-type="string">
            <text:p text:style-name="Table_20_Contents">Sunsets, apples, and other red or reddish things.</text:p>
          </table:table-cell>
        </table:table-row>
        <table:table-row>
          <table:table-cell table:style-name="Table2.A1" office:value-type="string">
            <text:p text:style-name="Table_20_Contents">green</text:p>
          </table:table-cell>
          <table:table-cell table:style-name="Table2.A1" office:value-type="string">
            <text:p text:style-name="Table_20_Contents">Leaves, grass, frogs and other things it’s not easy being.</text:p>
          </table:table-cell>
        </table:table-row>
      </table:table>
      <text:p text:style-name="First_20_paragraph">A horizontal rule follows.</text:p>
      <text:p text:style-name="Horizontal_20_Line"/>
      <text:p text:style-name="First_20_paragraph">Here’s a definition list:</text:p>
      <text:p text:style-name="Definition_20_Term_20_Tight">apples</text:p>
      <text:p text:style-name="Definition_20_Definition_20_Tight">Good for making applesauce. oranges</text:p>
      <text:p text:style-name="Definition_20_Definition_20_Tight">Citrus! tomatoes</text:p>
      <text:p text:style-name="Definition_20_Definition_20_Tight">There’s no “e” in tomatoe.</text:p>
      <text:p text:style-name="First_20_paragraph">Again, text is indented 4 spaces. (Put a blank line between each term/definition pair to spread things out more.)</text:p>
      <text:p text:style-name="Text_20_body"><text:soft-page-break/>Here’s a “line block”:</text:p>
      <text:p text:style-name="Text_20_body">Line one<text:line-break/>  Line too<text:line-break/>Line tree</text:p>
      <text:p text:style-name="Text_20_body">and images can be specified like so:</text:p>
      <text:p text:style-name="FigureWithCaption"><draw:frame draw:style-name="fr1" draw:name="img1" text:anchor-type="as-char" svg:width="0.169cm" svg:height="0.169cm" draw:z-index="3"><draw:image xlink:href="Pictures/100000010000003000000030228F29B28C2DAA3A.png" xlink:type="simple" xlink:show="embed" xlink:actuate="onLoad" draw:mime-type="image/png"/></draw:frame></text:p>
      <text:p text:style-name="FigureCaption">example image</text:p>
      <text:p text:style-name="Text_20_body">Inline math equations go in like so: <draw:frame draw:style-name="fr4" draw:name="1" text:anchor-type="as-char" svg:width="2.12cm" svg:height="0.467cm" draw:z-index="4"><draw:object xlink:href="./Formula-1" xlink:type="simple" xlink:show="embed" xlink:actuate="onLoad"/><draw:image xlink:href="./ObjectReplacements/Formula-1" xlink:type="simple" xlink:show="embed" xlink:actuate="onLoad"/></draw:frame>. Display math should get its own line and be put in in double-dollarsigns:</text:p>
      <text:p text:style-name="Text_20_body"><draw:frame draw:style-name="fr3" draw:name="2" text:anchor-type="paragraph" svg:width="2.482cm" svg:height="0.637cm" draw:z-index="5"><draw:object xlink:href="./Formula-3" xlink:type="simple" xlink:show="embed" xlink:actuate="onLoad"/><draw:image xlink:href="./ObjectReplacements/Formula-3" xlink:type="simple" xlink:show="embed" xlink:actuate="onLoad"/></draw:frame></text:p>
      <text:p text:style-name="Text_20_body">And note that you can backslash-escape any punctuation characters which you wish to be displayed literally, ex.: `foo`, *bar*, et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01cm" fo:margin-left="0cm" fo:margin-right="0cm" fo:margin-bottom="0.801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paragraph" svg:x="0.169cm" svg:y="-0.337cm" svg:width="2.997cm" svg:height="1.072cm" draw:z-index="2"><draw:image xlink:href="Pictures/100000010000009400000034861429713F6EE8C8.png" xlink:type="simple" xlink:show="embed" xlink:actuate="onLoad" draw:mime-type="image/png"/></draw:frame></text:p>
      </style:header>
      <style:footer>
        <text:p text:style-name="MP1"><text:page-number text:select-page="current">3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/>
    <dc:date>2023-01-12T13:01:41.740964130</dc:date>
    <meta:editing-duration>PT2M46S</meta:editing-duration>
    <meta:editing-cycles>2</meta:editing-cycles>
    <meta:generator>LibreOffice/7.3.7.2$MacOSX_AARCH64 LibreOffice_project/e114eadc50a9ff8d8c8a0567d6da8f454beeb84f</meta:generator>
    <meta:document-statistic meta:table-count="2" meta:image-count="2" meta:object-count="2" meta:page-count="3" meta:paragraph-count="84" meta:word-count="486" meta:character-count="2669" meta:non-whitespace-character-count="2258"/>
  </office:meta>
</office:document-meta>
</file>

<file path=Formula-1/content.xml><?xml version="1.0" encoding="utf-8"?>
<math xmlns="http://www.w3.org/1998/Math/MathML">
  <semantics>
    <mrow>
      <mrow>
        <mi>ω</mi>
        <mo stretchy="false">=</mo>
        <mi>d</mi>
      </mrow>
      <mi>ϕ</mi>
      <mstyle mathvariant="italic">
        <mtext>/</mtext>
      </mstyle>
      <mi>d</mi>
      <mi>t</mi>
    </mrow>
    <annotation encoding="StarMath 5.0">{ω = d ϕ italic "/" d t}</annotation>
  </semantics>
</math>
</file>

<file path=Formula-3/content.xml><?xml version="1.0" encoding="utf-8"?>
<math xmlns="http://www.w3.org/1998/Math/MathML" display="block">
  <semantics>
    <mrow>
      <mrow>
        <mi>I</mi>
        <mo stretchy="false">=</mo>
        <mrow>
          <mo stretchy="false">∫</mo>
          <mi>ρ</mi>
        </mrow>
      </mrow>
      <msup>
        <mi>R</mi>
        <mn>2</mn>
      </msup>
      <mi>d</mi>
      <mi>V</mi>
    </mrow>
    <annotation encoding="StarMath 5.0">{I =  int  ρ R^2 d V}</annotation>
  </semantics>
</math>
</file>